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72cm"/>
    </style:style>
    <style:style style:name="co2" style:family="table-column">
      <style:table-column-properties fo:break-before="auto" style:column-width="25.56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command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</table:table-row>
        <table:table-row table:style-name="ro2">
          <table:table-cell office:value-type="string">
            <text:p>CameraRig.cs</text:p>
          </table:table-cell>
          <table:table-cell table:formula="of:=CONCATENATE(&quot;copy &quot;&quot;&quot;;[.C2];[.A2];&quot;&quot;&quot; &quot;&quot;&quot;; [.D2];[.A2];&quot;&quot;&quot;&quot;)" office:value-type="string" office:string-value="copy &quot;E:\Dropbox\projects\TeboCam\TeboCam\CameraRig.cs&quot; &quot;E:\dropbox\projects\tebocam_opensource\CameraRig.cs&quot;">
            <text:p>copy "E:\Dropbox\projects\TeboCam\TeboCam\CameraRig.cs" "E:\dropbox\projects\tebocam_opensource\CameraRig.cs"</text:p>
          </table:table-cell>
          <table:table-cell office:value-type="string">
            <text:p>E:\Dropbox\projects\TeboCam\TeboCam\</text:p>
          </table:table-cell>
          <table:table-cell office:value-type="string">
            <text:p>E:\dropbox\projects\tebocam_opensource\</text:p>
          </table:table-cell>
        </table:table-row>
        <table:table-row table:style-name="ro2">
          <table:table-cell office:value-type="string">
            <text:p>ControlRoomCntl.cs</text:p>
          </table:table-cell>
          <table:table-cell table:formula="of:=CONCATENATE(&quot;copy &quot;&quot;&quot;;[.C3];[.A3];&quot;&quot;&quot; &quot;&quot;&quot;; [.D3];[.A3];&quot;&quot;&quot;&quot;)" office:value-type="string" office:string-value="copy &quot;E:\Dropbox\projects\TeboCam\TeboCam\ControlRoomCntl.cs&quot; &quot;E:\dropbox\projects\tebocam_opensource\ControlRoomCntl.cs&quot;">
            <text:p>copy "E:\Dropbox\projects\TeboCam\TeboCam\ControlRoomCntl.cs" "E:\dropbox\projects\tebocam_opensource\ControlRoomCntl.cs"</text:p>
          </table:table-cell>
          <table:table-cell office:value-type="string">
            <text:p>E:\Dropbox\projects\TeboCam\TeboCam\</text:p>
          </table:table-cell>
          <table:table-cell office:value-type="string">
            <text:p>E:\dropbox\projects\tebocam_opensource\</text:p>
          </table:table-cell>
        </table:table-row>
        <table:table-row table:style-name="ro2">
          <table:table-cell office:value-type="string">
            <text:p>ControlRoomCntl.Designer.cs</text:p>
          </table:table-cell>
          <table:table-cell table:formula="of:=CONCATENATE(&quot;copy &quot;&quot;&quot;;[.C4];[.A4];&quot;&quot;&quot; &quot;&quot;&quot;; [.D4];[.A4];&quot;&quot;&quot;&quot;)" office:value-type="string" office:string-value="copy &quot;E:\Dropbox\projects\TeboCam\TeboCam\ControlRoomCntl.Designer.cs&quot; &quot;E:\dropbox\projects\tebocam_opensource\ControlRoomCntl.Designer.cs&quot;">
            <text:p>copy "E:\Dropbox\projects\TeboCam\TeboCam\ControlRoomCntl.Designer.cs" "E:\dropbox\projects\tebocam_opensource\ControlRoomCntl.Designer.cs"</text:p>
          </table:table-cell>
          <table:table-cell office:value-type="string">
            <text:p>E:\Dropbox\projects\TeboCam\TeboCam\</text:p>
          </table:table-cell>
          <table:table-cell office:value-type="string">
            <text:p>E:\dropbox\projects\tebocam_opensource\</text:p>
          </table:table-cell>
        </table:table-row>
        <table:table-row table:style-name="ro2">
          <table:table-cell office:value-type="string">
            <text:p>ControlRoomCntl.resx</text:p>
          </table:table-cell>
          <table:table-cell table:formula="of:=CONCATENATE(&quot;copy &quot;&quot;&quot;;[.C5];[.A5];&quot;&quot;&quot; &quot;&quot;&quot;; [.D5];[.A5];&quot;&quot;&quot;&quot;)" office:value-type="string" office:string-value="copy &quot;E:\Dropbox\projects\TeboCam\TeboCam\ControlRoomCntl.resx&quot; &quot;E:\dropbox\projects\tebocam_opensource\ControlRoomCntl.resx&quot;">
            <text:p>copy "E:\Dropbox\projects\TeboCam\TeboCam\ControlRoomCntl.resx" "E:\dropbox\projects\tebocam_opensource\ControlRoomCntl.resx"</text:p>
          </table:table-cell>
          <table:table-cell office:value-type="string">
            <text:p>E:\Dropbox\projects\TeboCam\TeboCam\</text:p>
          </table:table-cell>
          <table:table-cell office:value-type="string">
            <text:p>E:\dropbox\projects\tebocam_opensource\</text:p>
          </table:table-cell>
        </table:table-row>
        <table:table-row table:style-name="ro2">
          <table:table-cell office:value-type="string">
            <text:p>CameraButtonsCntl.cs</text:p>
          </table:table-cell>
          <table:table-cell table:formula="of:=CONCATENATE(&quot;copy &quot;&quot;&quot;;[.C6];[.A6];&quot;&quot;&quot; &quot;&quot;&quot;; [.D6];[.A6];&quot;&quot;&quot;&quot;)" office:value-type="string" office:string-value="copy &quot;E:\Dropbox\projects\TeboCam\TeboCam\CameraButtonsCntl.cs&quot; &quot;E:\dropbox\projects\tebocam_opensource\CameraButtonsCntl.cs&quot;">
            <text:p>copy "E:\Dropbox\projects\TeboCam\TeboCam\CameraButtonsCntl.cs" "E:\dropbox\projects\tebocam_opensource\CameraButtonsCntl.cs"</text:p>
          </table:table-cell>
          <table:table-cell office:value-type="string">
            <text:p>E:\Dropbox\projects\TeboCam\TeboCam\</text:p>
          </table:table-cell>
          <table:table-cell office:value-type="string">
            <text:p>E:\dropbox\projects\tebocam_opensource\</text:p>
          </table:table-cell>
        </table:table-row>
        <table:table-row table:style-name="ro2">
          <table:table-cell office:value-type="string">
            <text:p>CameraButtonGroup.cs</text:p>
          </table:table-cell>
          <table:table-cell table:formula="of:=CONCATENATE(&quot;copy &quot;&quot;&quot;;[.C7];[.A7];&quot;&quot;&quot; &quot;&quot;&quot;; [.D7];[.A7];&quot;&quot;&quot;&quot;)" office:value-type="string" office:string-value="copy &quot;E:\Dropbox\projects\TeboCam\TeboCam\CameraButtonGroup.cs&quot; &quot;E:\dropbox\projects\tebocam_opensource\CameraButtonGroup.cs&quot;">
            <text:p>copy "E:\Dropbox\projects\TeboCam\TeboCam\CameraButtonGroup.cs" "E:\dropbox\projects\tebocam_opensource\CameraButtonGroup.cs"</text:p>
          </table:table-cell>
          <table:table-cell office:value-type="string">
            <text:p>E:\Dropbox\projects\TeboCam\TeboCam\</text:p>
          </table:table-cell>
          <table:table-cell office:value-type="string">
            <text:p>E:\dropbox\projects\tebocam_opensource\</text:p>
          </table:table-cell>
        </table:table-row>
        <table:table-row table:style-name="ro2">
          <table:table-cell office:value-type="string">
            <text:p>CameraButtonsCntl.resx</text:p>
          </table:table-cell>
          <table:table-cell table:formula="of:=CONCATENATE(&quot;copy &quot;&quot;&quot;;[.C8];[.A8];&quot;&quot;&quot; &quot;&quot;&quot;; [.D8];[.A8];&quot;&quot;&quot;&quot;)" office:value-type="string" office:string-value="copy &quot;E:\Dropbox\projects\TeboCam\TeboCam\CameraButtonsCntl.resx&quot; &quot;E:\dropbox\projects\tebocam_opensource\CameraButtonsCntl.resx&quot;">
            <text:p>copy "E:\Dropbox\projects\TeboCam\TeboCam\CameraButtonsCntl.resx" "E:\dropbox\projects\tebocam_opensource\CameraButtonsCntl.resx"</text:p>
          </table:table-cell>
          <table:table-cell office:value-type="string">
            <text:p>E:\Dropbox\projects\TeboCam\TeboCam\</text:p>
          </table:table-cell>
          <table:table-cell office:value-type="string">
            <text:p>E:\dropbox\projects\tebocam_opensource\</text:p>
          </table:table-cell>
        </table:table-row>
        <table:table-row table:style-name="ro2">
          <table:table-cell office:value-type="string">
            <text:p>CameraButtonsCntl.Designer.cs</text:p>
          </table:table-cell>
          <table:table-cell table:formula="of:=CONCATENATE(&quot;copy &quot;&quot;&quot;;[.C9];[.A9];&quot;&quot;&quot; &quot;&quot;&quot;; [.D9];[.A9];&quot;&quot;&quot;&quot;)" office:value-type="string" office:string-value="copy &quot;E:\Dropbox\projects\TeboCam\TeboCam\CameraButtonsCntl.Designer.cs&quot; &quot;E:\dropbox\projects\tebocam_opensource\CameraButtonsCntl.Designer.cs&quot;">
            <text:p>copy "E:\Dropbox\projects\TeboCam\TeboCam\CameraButtonsCntl.Designer.cs" "E:\dropbox\projects\tebocam_opensource\CameraButtonsCntl.Designer.cs"</text:p>
          </table:table-cell>
          <table:table-cell office:value-type="string">
            <text:p>E:\Dropbox\projects\TeboCam\TeboCam\</text:p>
          </table:table-cell>
          <table:table-cell office:value-type="string">
            <text:p>E:\dropbox\projects\tebocam_opensource\</text:p>
          </table:table-cell>
        </table:table-row>
        <table:table-row table:style-name="ro2">
          <table:table-cell office:value-type="string">
            <text:p>config.cs</text:p>
          </table:table-cell>
          <table:table-cell table:formula="of:=CONCATENATE(&quot;copy &quot;&quot;&quot;;[.C10];[.A10];&quot;&quot;&quot; &quot;&quot;&quot;; [.D10];[.A10];&quot;&quot;&quot;&quot;)" office:value-type="string" office:string-value="copy &quot;E:\Dropbox\projects\TeboCam\TeboCam\config.cs&quot; &quot;E:\dropbox\projects\tebocam_opensource\config.cs&quot;">
            <text:p>copy "E:\Dropbox\projects\TeboCam\TeboCam\config.cs" "E:\dropbox\projects\tebocam_opensource\config.cs"</text:p>
          </table:table-cell>
          <table:table-cell office:value-type="string">
            <text:p>E:\Dropbox\projects\TeboCam\TeboCam\</text:p>
          </table:table-cell>
          <table:table-cell office:value-type="string">
            <text:p>E:\dropbox\projects\tebocam_opensource\</text:p>
          </table:table-cell>
        </table:table-row>
        <table:table-row table:style-name="ro2">
          <table:table-cell office:value-type="string">
            <text:p>Interfaces.cs</text:p>
          </table:table-cell>
          <table:table-cell table:formula="of:=CONCATENATE(&quot;copy &quot;&quot;&quot;;[.C11];[.A11];&quot;&quot;&quot; &quot;&quot;&quot;; [.D11];[.A11];&quot;&quot;&quot;&quot;)" office:value-type="string" office:string-value="copy &quot;E:\Dropbox\projects\TeboCam\TeboCam\Interfaces.cs&quot; &quot;E:\dropbox\projects\tebocam_opensource\Interfaces.cs&quot;">
            <text:p>copy "E:\Dropbox\projects\TeboCam\TeboCam\Interfaces.cs" "E:\dropbox\projects\tebocam_opensource\Interfaces.cs"</text:p>
          </table:table-cell>
          <table:table-cell office:value-type="string">
            <text:p>E:\Dropbox\projects\TeboCam\TeboCam\</text:p>
          </table:table-cell>
          <table:table-cell office:value-type="string">
            <text:p>E:\dropbox\projects\tebocam_opensource\</text:p>
          </table:table-cell>
        </table:table-row>
        <table:table-row table:style-name="ro2">
          <table:table-cell office:value-type="string">
            <text:p>ConfigData.cs</text:p>
          </table:table-cell>
          <table:table-cell table:formula="of:=CONCATENATE(&quot;copy &quot;&quot;&quot;;[.C12];[.A12];&quot;&quot;&quot; &quot;&quot;&quot;; [.D12];[.A12];&quot;&quot;&quot;&quot;)" office:value-type="string" office:string-value="copy &quot;E:\Dropbox\projects\TeboCam\TeboCam\ConfigData.cs&quot; &quot;E:\dropbox\projects\tebocam_opensource\ConfigData.cs&quot;">
            <text:p>copy "E:\Dropbox\projects\TeboCam\TeboCam\ConfigData.cs" "E:\dropbox\projects\tebocam_opensource\ConfigData.cs"</text:p>
          </table:table-cell>
          <table:table-cell office:value-type="string">
            <text:p>E:\Dropbox\projects\TeboCam\TeboCam\</text:p>
          </table:table-cell>
          <table:table-cell office:value-type="string">
            <text:p>E:\dropbox\projects\tebocam_opensource\</text:p>
          </table:table-cell>
        </table:table-row>
        <table:table-row table:style-name="ro2">
          <table:table-cell office:value-type="string">
            <text:p>Serialization.cs</text:p>
          </table:table-cell>
          <table:table-cell table:formula="of:=CONCATENATE(&quot;copy &quot;&quot;&quot;;[.C13];[.A13];&quot;&quot;&quot; &quot;&quot;&quot;; [.D13];[.A13];&quot;&quot;&quot;&quot;)" office:value-type="string" office:string-value="copy &quot;E:\Dropbox\projects\TeboCam\TeboCam\Serialization.cs&quot; &quot;E:\dropbox\projects\tebocam_opensource\Serialization.cs&quot;">
            <text:p>copy "E:\Dropbox\projects\TeboCam\TeboCam\Serialization.cs" "E:\dropbox\projects\tebocam_opensource\Serialization.cs"</text:p>
          </table:table-cell>
          <table:table-cell office:value-type="string">
            <text:p>E:\Dropbox\projects\TeboCam\TeboCam\</text:p>
          </table:table-cell>
          <table:table-cell office:value-type="string">
            <text:p>E:\dropbox\projects\tebocam_opensource\</text:p>
          </table:table-cell>
        </table:table-row>
        <table:table-row table:style-name="ro2">
          <table:table-cell office:value-type="string">
            <text:p>Log.cs</text:p>
          </table:table-cell>
          <table:table-cell table:formula="of:=CONCATENATE(&quot;copy &quot;&quot;&quot;;[.C14];[.A14];&quot;&quot;&quot; &quot;&quot;&quot;; [.D14];[.A14];&quot;&quot;&quot;&quot;)" office:value-type="string" office:string-value="copy &quot;E:\Dropbox\projects\TeboCam\TeboCam\Log.cs&quot; &quot;E:\dropbox\projects\tebocam_opensource\Log.cs&quot;">
            <text:p>copy "E:\Dropbox\projects\TeboCam\TeboCam\Log.cs" "E:\dropbox\projects\tebocam_opensource\Log.cs"</text:p>
          </table:table-cell>
          <table:table-cell office:value-type="string">
            <text:p>E:\Dropbox\projects\TeboCam\TeboCam\</text:p>
          </table:table-cell>
          <table:table-cell office:value-type="string">
            <text:p>E:\dropbox\projects\tebocam_opensource\</text:p>
          </table:table-cell>
        </table:table-row>
        <table:table-row table:style-name="ro2">
          <table:table-cell office:value-type="string">
            <text:p>Prompt.cs</text:p>
          </table:table-cell>
          <table:table-cell table:formula="of:=CONCATENATE(&quot;copy &quot;&quot;&quot;;[.C15];[.A15];&quot;&quot;&quot; &quot;&quot;&quot;; [.D15];[.A15];&quot;&quot;&quot;&quot;)" office:value-type="string" office:string-value="copy &quot;E:\Dropbox\projects\TeboCam\TeboCam\Prompt.cs&quot; &quot;E:\dropbox\projects\tebocam_opensource\Prompt.cs&quot;">
            <text:p>copy "E:\Dropbox\projects\TeboCam\TeboCam\Prompt.cs" "E:\dropbox\projects\tebocam_opensource\Prompt.cs"</text:p>
          </table:table-cell>
          <table:table-cell office:value-type="string">
            <text:p>E:\Dropbox\projects\TeboCam\TeboCam\</text:p>
          </table:table-cell>
          <table:table-cell office:value-type="string">
            <text:p>E:\dropbox\projects\tebocam_opensource\</text:p>
          </table:table-cell>
        </table:table-row>
        <table:table-row table:style-name="ro2">
          <table:table-cell office:value-type="string">
            <text:p>ImageDisplayer.resx</text:p>
          </table:table-cell>
          <table:table-cell table:formula="of:=CONCATENATE(&quot;copy &quot;&quot;&quot;;[.C16];[.A16];&quot;&quot;&quot; &quot;&quot;&quot;; [.D16];[.A16];&quot;&quot;&quot;&quot;)" office:value-type="string" office:string-value="copy &quot;E:\Dropbox\projects\TeboCam\TeboCam\ImageDisplayer.resx&quot; &quot;E:\dropbox\projects\tebocam_opensource\ImageDisplayer.resx&quot;">
            <text:p>copy "E:\Dropbox\projects\TeboCam\TeboCam\ImageDisplayer.resx" "E:\dropbox\projects\tebocam_opensource\ImageDisplayer.resx"</text:p>
          </table:table-cell>
          <table:table-cell office:value-type="string">
            <text:p>E:\Dropbox\projects\TeboCam\TeboCam\</text:p>
          </table:table-cell>
          <table:table-cell office:value-type="string">
            <text:p>E:\dropbox\projects\tebocam_opensource\</text:p>
          </table:table-cell>
        </table:table-row>
        <table:table-row table:style-name="ro2">
          <table:table-cell office:value-type="string">
            <text:p>ImageDisplayer.cs</text:p>
          </table:table-cell>
          <table:table-cell table:formula="of:=CONCATENATE(&quot;copy &quot;&quot;&quot;;[.C17];[.A17];&quot;&quot;&quot; &quot;&quot;&quot;; [.D17];[.A17];&quot;&quot;&quot;&quot;)" office:value-type="string" office:string-value="copy &quot;E:\Dropbox\projects\TeboCam\TeboCam\ImageDisplayer.cs&quot; &quot;E:\dropbox\projects\tebocam_opensource\ImageDisplayer.cs&quot;">
            <text:p>copy "E:\Dropbox\projects\TeboCam\TeboCam\ImageDisplayer.cs" "E:\dropbox\projects\tebocam_opensource\ImageDisplayer.cs"</text:p>
          </table:table-cell>
          <table:table-cell office:value-type="string">
            <text:p>E:\Dropbox\projects\TeboCam\TeboCam\</text:p>
          </table:table-cell>
          <table:table-cell office:value-type="string">
            <text:p>E:\dropbox\projects\tebocam_opensource\</text:p>
          </table:table-cell>
        </table:table-row>
        <table:table-row table:style-name="ro2">
          <table:table-cell office:value-type="string">
            <text:p>ImageDisplayer.Designer.cs</text:p>
          </table:table-cell>
          <table:table-cell table:formula="of:=CONCATENATE(&quot;copy &quot;&quot;&quot;;[.C18];[.A18];&quot;&quot;&quot; &quot;&quot;&quot;; [.D18];[.A18];&quot;&quot;&quot;&quot;)" office:value-type="string" office:string-value="copy &quot;E:\Dropbox\projects\TeboCam\TeboCam\ImageDisplayer.Designer.cs&quot; &quot;E:\dropbox\projects\tebocam_opensource\ImageDisplayer.Designer.cs&quot;">
            <text:p>copy "E:\Dropbox\projects\TeboCam\TeboCam\ImageDisplayer.Designer.cs" "E:\dropbox\projects\tebocam_opensource\ImageDisplayer.Designer.cs"</text:p>
          </table:table-cell>
          <table:table-cell office:value-type="string">
            <text:p>E:\Dropbox\projects\TeboCam\TeboCam\</text:p>
          </table:table-cell>
          <table:table-cell office:value-type="string">
            <text:p>E:\dropbox\projects\tebocam_opensource\</text:p>
          </table:table-cell>
        </table:table-row>
        <table:table-row table:style-name="ro2">
          <table:table-cell office:value-type="string">
            <text:p>LevelControl.cs</text:p>
          </table:table-cell>
          <table:table-cell table:formula="of:=CONCATENATE(&quot;copy &quot;&quot;&quot;;[.C19];[.A19];&quot;&quot;&quot; &quot;&quot;&quot;; [.D19];[.A19];&quot;&quot;&quot;&quot;)" office:value-type="string" office:string-value="copy &quot;E:\Dropbox\projects\TeboCam\TeboCam\LevelControl.cs&quot; &quot;E:\dropbox\projects\tebocam_opensource\LevelControl.cs&quot;">
            <text:p>copy "E:\Dropbox\projects\TeboCam\TeboCam\LevelControl.cs" "E:\dropbox\projects\tebocam_opensource\LevelControl.cs"</text:p>
          </table:table-cell>
          <table:table-cell office:value-type="string">
            <text:p>E:\Dropbox\projects\TeboCam\TeboCam\</text:p>
          </table:table-cell>
          <table:table-cell office:value-type="string">
            <text:p>E:\dropbox\projects\tebocam_opensource\</text:p>
          </table:table-cell>
        </table:table-row>
        <table:table-row table:style-name="ro2">
          <table:table-cell office:value-type="string">
            <text:p>LevelControl.Designer.cs</text:p>
          </table:table-cell>
          <table:table-cell table:formula="of:=CONCATENATE(&quot;copy &quot;&quot;&quot;;[.C20];[.A20];&quot;&quot;&quot; &quot;&quot;&quot;; [.D20];[.A20];&quot;&quot;&quot;&quot;)" office:value-type="string" office:string-value="copy &quot;E:\Dropbox\projects\TeboCam\TeboCam\LevelControl.Designer.cs&quot; &quot;E:\dropbox\projects\tebocam_opensource\LevelControl.Designer.cs&quot;">
            <text:p>copy "E:\Dropbox\projects\TeboCam\TeboCam\LevelControl.Designer.cs" "E:\dropbox\projects\tebocam_opensource\LevelControl.Designer.cs"</text:p>
          </table:table-cell>
          <table:table-cell office:value-type="string">
            <text:p>E:\Dropbox\projects\TeboCam\TeboCam\</text:p>
          </table:table-cell>
          <table:table-cell office:value-type="string">
            <text:p>E:\dropbox\projects\tebocam_opensource\</text:p>
          </table:table-cell>
        </table:table-row>
        <table:table-row table:style-name="ro2">
          <table:table-cell office:value-type="string">
            <text:p>LevelControl.resx</text:p>
          </table:table-cell>
          <table:table-cell table:formula="of:=CONCATENATE(&quot;copy &quot;&quot;&quot;;[.C21];[.A21];&quot;&quot;&quot; &quot;&quot;&quot;; [.D21];[.A21];&quot;&quot;&quot;&quot;)" office:value-type="string" office:string-value="copy &quot;E:\Dropbox\projects\TeboCam\TeboCam\LevelControl.resx&quot; &quot;E:\dropbox\projects\tebocam_opensource\LevelControl.resx&quot;">
            <text:p>copy "E:\Dropbox\projects\TeboCam\TeboCam\LevelControl.resx" "E:\dropbox\projects\tebocam_opensource\LevelControl.resx"</text:p>
          </table:table-cell>
          <table:table-cell office:value-type="string">
            <text:p>E:\Dropbox\projects\TeboCam\TeboCam\</text:p>
          </table:table-cell>
          <table:table-cell office:value-type="string">
            <text:p>E:\dropbox\projects\tebocam_opensource\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27/08/2017</text:date>, <text:time>14:1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4:06:41.78</meta:creation-date>
    <dc:date>2017-08-27T14:19:58.74</dc:date>
    <meta:editing-duration>PT13M17S</meta:editing-duration>
    <meta:editing-cycles>1</meta:editing-cycles>
    <meta:document-statistic meta:table-count="3" meta:cell-count="84" meta:object-count="0"/>
    <meta:generator>OpenOffice/4.1.1$Win32 OpenOffice.org_project/411m6$Build-9775</meta:generator>
  </office:meta>
</office:document-meta>
</file>